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8"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1"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2"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3"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6"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7"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8"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9" style:family="paragraph" style:parent-style-name="Table_20_Contents">
      <style:text-properties fo:font-weight="bold" style:font-weight-asian="bold" style:font-weight-complex="bold"/>
    </style:style>
    <style:style style:name="P70" style:family="paragraph" style:parent-style-name="Contents_20_3">
      <style:paragraph-properties>
        <style:tab-stops>
          <style:tab-stop style:position="14.393cm" style:type="right" style:leader-style="dotted" style:leader-text="."/>
        </style:tab-stops>
      </style:paragraph-properties>
    </style:style>
    <style:style style:name="P71" style:family="paragraph" style:parent-style-name="Contents_20_1">
      <style:paragraph-properties>
        <style:tab-stops>
          <style:tab-stop style:position="15.24cm" style:type="right" style:leader-style="dotted" style:leader-text="."/>
        </style:tab-stops>
      </style:paragraph-properties>
    </style:style>
    <style:style style:name="P72" style:family="paragraph" style:parent-style-name="Contents_20_2">
      <style:paragraph-properties>
        <style:tab-stops>
          <style:tab-stop style:position="14.817cm" style:type="right" style:leader-style="dotted" style:leader-text="."/>
        </style:tab-stops>
      </style:paragraph-properties>
    </style:style>
    <style:style style:name="P73"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4"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6"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7"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8"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9"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80" style:family="paragraph" style:parent-style-name="Text_20_Body_20_Single" style:list-style-name="L1">
      <style:text-properties style:font-name="Times New Roman" fo:font-size="12pt" fo:language="en" fo:country="US" style:language-asian="zh" style:country-asian="CN"/>
    </style:style>
    <style:style style:name="P81" style:family="paragraph" style:parent-style-name="Text_20_Body_20_Single" style:list-style-name="L1">
      <style:text-properties fo:color="#000000" style:font-name="Times New Roman" fo:font-size="12pt" fo:language="en" fo:country="US" style:language-asian="zh" style:country-asian="CN"/>
    </style:style>
    <style:style style:name="P82"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3"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4"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5" style:family="paragraph" style:parent-style-name="Text_20_Body_20_Single" style:list-style-name="L1">
      <style:text-properties fo:color="#000000" style:font-name="Times New Roman" style:language-asian="zh" style:country-asian="CN"/>
    </style:style>
    <style:style style:name="P86"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7" style:family="paragraph" style:parent-style-name="Text_20_Body_20_Single" style:list-style-name="L4">
      <style:text-properties fo:color="#000000" style:font-name="Times New Roman" fo:font-style="normal" style:font-style-asian="normal" style:font-style-complex="normal"/>
    </style:style>
    <style:style style:name="P88" style:family="paragraph" style:parent-style-name="Text_20_Body_20_Single" style:list-style-name="L1">
      <style:text-properties fo:color="#000000" fo:language="en" fo:country="US"/>
    </style:style>
    <style:style style:name="P89"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90"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1"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7" style:family="paragraph" style:parent-style-name="Heading_20_1">
      <style:text-properties style:font-name="Times New Roman"/>
    </style:style>
    <style:style style:name="P98"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9" style:family="paragraph" style:parent-style-name="Heading_20_1">
      <style:paragraph-properties fo:margin-left="0cm" fo:margin-right="0cm" fo:text-indent="0cm" style:auto-text-indent="false"/>
    </style:style>
    <style:style style:name="P100" style:family="paragraph" style:parent-style-name="Heading_20_2">
      <style:text-properties fo:font-style="normal" style:font-style-asian="normal" style:font-style-complex="normal"/>
    </style:style>
    <style:style style:name="P101"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2"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3"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4"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5" style:family="paragraph" style:parent-style-name="Code" style:list-style-name="L1"/>
    <style:style style:name="P106" style:family="paragraph" style:parent-style-name="Code" style:list-style-name="L2"/>
    <style:style style:name="P107" style:family="paragraph" style:parent-style-name="Code" style:list-style-name="L3"/>
    <style:style style:name="P108"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9" style:family="paragraph" style:parent-style-name="Code" style:list-style-name="L4"/>
    <style:style style:name="P110"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1" style:family="paragraph" style:parent-style-name="Code" style:list-style-name="L4">
      <style:text-properties fo:font-size="10pt" style:font-size-asian="10pt" style:font-size-complex="10pt"/>
    </style:style>
    <style:style style:name="P112"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3"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4"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5"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6"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7"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8"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9"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20"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1"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2"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3"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4"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5"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6"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7"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8"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29"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0"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1"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6" text:date-value="2010-04-09T13:57:35.58">04/09/2010</text:date>, <text:time style:data-style-name="N43" text:time-value="2010-04-09T13:57:35.58">01:57:36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1"><text:a xlink:type="simple" xlink:href="#1.IB Interface Configuration|outline">1. IB Interface Configuration<text:tab/>4</text:a></text:p>
          <text:p text:style-name="P72"><text:a xlink:type="simple" xlink:href="#1.1.Get sample scripts|outline">1.1. Get sample scripts<text:tab/>4</text:a></text:p>
          <text:p text:style-name="P72"><text:a xlink:type="simple" xlink:href="#1.2.Modify the /etc/hosts|outline">1.2. Modify the /etc/hosts<text:tab/>4</text:a></text:p>
          <text:p text:style-name="P72"><text:a xlink:type="simple" xlink:href="#1.3.Update networks table with IB sub-network|outline">1.3. Update networks table with IB sub-network<text:tab/>4</text:a></text:p>
          <text:p text:style-name="P72"><text:a xlink:type="simple" xlink:href="#1.4.Use rsh on AIX systems|outline">1.4. Use rsh on AIX systems<text:tab/>5</text:a></text:p>
          <text:p text:style-name="P72"><text:a xlink:type="simple" xlink:href="#1.5.Update /etc/resolv.conf|outline">1.5. Update /etc/resolv.conf<text:tab/>5</text:a></text:p>
          <text:p text:style-name="P72"><text:a xlink:type="simple" xlink:href="#1.6.Setup name server on management node|outline">1.6. Setup name server on management node<text:tab/>5</text:a></text:p>
          <text:p text:style-name="P72"><text:a xlink:type="simple" xlink:href="#1.7.Check the IB network|outline">1.7. Check the IB network<text:tab/>5</text:a></text:p>
          <text:p text:style-name="P72"><text:a xlink:type="simple" xlink:href="#1.8.Prepare for IB  drivers/libraries|outline">1.8. Prepare for IB <text:s/>drivers/libraries<text:tab/>6</text:a></text:p>
          <text:p text:style-name="P72"><text:a xlink:type="simple" xlink:href="#1.9.Modify the &lt;profile&gt;.otherpkgs.pkglist|outline">1.9. Modify the &lt;profile&gt;.otherpkgs.pkglist<text:tab/>6</text:a></text:p>
          <text:p text:style-name="P72"><text:a xlink:type="simple" xlink:href="#1.10.Update the xCAT postscripts table|outline">1.10. Update the xCAT postscripts table<text:tab/>6</text:a></text:p>
          <text:p text:style-name="P72"><text:a xlink:type="simple" xlink:href="#1.11. Start to install the nodes or update the nodes for IB configuration|outline">1.11. <text:s/>Start to install the nodes or update the nodes for IB configuration<text:tab/>6</text:a></text:p>
          <text:p text:style-name="P72"><text:a xlink:type="simple" xlink:href="#1.12.Check the result of IB configuration|outline">1.12. Check the result of IB configuration<text:tab/>7</text:a></text:p>
          <text:p text:style-name="P71"><text:a xlink:type="simple" xlink:href="#2.xdsh support for IB switch|outline">2. xdsh support for IB switch<text:tab/>8</text:a></text:p>
          <text:p text:style-name="P72"><text:a xlink:type="simple" xlink:href="#2.1.Create IB switch  configuration file|outline">2.1. Create IB switch <text:s/>configuration file<text:tab/>8</text:a></text:p>
          <text:p text:style-name="P72"><text:a xlink:type="simple" xlink:href="#2.2.Update /etc/hosts|outline">2.2. Update /etc/hosts<text:tab/>9</text:a></text:p>
          <text:p text:style-name="P72"><text:a xlink:type="simple" xlink:href="#2.3.Use rsh for AIX|outline">2.3. Use rsh for AIX<text:tab/>9</text:a></text:p>
          <text:p text:style-name="P72"><text:a xlink:type="simple" xlink:href="#2.4.Define IB switch as a node|outline">2.4. Define IB switch as a node<text:tab/>9</text:a></text:p>
          <text:p text:style-name="P72"><text:a xlink:type="simple" xlink:href="#2.5.Setup ssh connection|outline">2.5. Setup ssh connection<text:tab/>9</text:a></text:p>
          <text:p text:style-name="P72"><text:a xlink:type="simple" xlink:href="#2.6.Run the test commands|outline">2.6. Run the test commands<text:tab/>9</text:a></text:p>
          <text:p text:style-name="P71"><text:a xlink:type="simple" xlink:href="#3.Sample Scripts|outline">3. Sample Scripts<text:tab/>10</text:a></text:p>
          <text:p text:style-name="P72"><text:a xlink:type="simple" xlink:href="#3.1.Annotatelog|outline">3.1. Annotatelog<text:tab/>10</text:a></text:p>
          <text:p text:style-name="P70"><text:a xlink:type="simple" xlink:href="#3.1.1.Description|outline">3.1.1. Description<text:tab/>10</text:a></text:p>
          <text:p text:style-name="P70"><text:a xlink:type="simple" xlink:href="#3.1.2.Supported log file|outline">3.1.2. Supported log file<text:tab/>10</text:a></text:p>
          <text:p text:style-name="P70"><text:a xlink:type="simple" xlink:href="#3.1.3.Syntax|outline">3.1.3. Syntax<text:tab/>10</text:a></text:p>
          <text:p text:style-name="P70"><text:a xlink:type="simple" xlink:href="#3.1.4.Examples|outline">3.1.4. Examples<text:tab/>11</text:a></text:p>
          <text:p text:style-name="P72"><text:a xlink:type="simple" xlink:href="#3.2.getGuids |outline">3.2. getGuids <text:tab/>11</text:a></text:p>
          <text:p text:style-name="P70"><text:a xlink:type="simple" xlink:href="#3.2.1.Description|outline">3.2.1. Description<text:tab/>11</text:a></text:p>
          <text:p text:style-name="P70"><text:a xlink:type="simple" xlink:href="#3.2.2.Syntax|outline">3.2.2. Syntax<text:tab/>11</text:a></text:p>
          <text:p text:style-name="P70"><text:a xlink:type="simple" xlink:href="#3.2.3. Examples|outline">3.2.3. <text:s/>Examples<text:tab/>12</text:a></text:p>
          <text:p text:style-name="P72"><text:a xlink:type="simple" xlink:href="#3.3.configCEC|outline">3.3. configCEC<text:tab/>12</text:a></text:p>
          <text:p text:style-name="P70"><text:soft-page-break/><text:a xlink:type="simple" xlink:href="#3.3.1.Description|outline">3.3.1. Description<text:tab/>12</text:a></text:p>
          <text:p text:style-name="P70"><text:a xlink:type="simple" xlink:href="#3.3.2.Syntax|outline">3.3.2. Syntax<text:tab/>13</text:a></text:p>
          <text:p text:style-name="P70"><text:a xlink:type="simple" xlink:href="#3.3.3.Examples|outline">3.3.3. Examples<text:tab/>14</text:a></text:p>
          <text:p text:style-name="P72"><text:a xlink:type="simple" xlink:href="#3.4.HealthCheck|outline">3.4. HealthCheck<text:tab/>15</text:a></text:p>
          <text:p text:style-name="P70"><text:a xlink:type="simple" xlink:href="#3.4.1.Description|outline">3.4.1. Description<text:tab/>15</text:a></text:p>
          <text:p text:style-name="P70"><text:a xlink:type="simple" xlink:href="#3.4.2.Syntax|outline">3.4.2. Syntax<text:tab/>18</text:a></text:p>
          <text:p text:style-name="P70"><text:a xlink:type="simple" xlink:href="#3.4.3.Examples|outline">3.4.3. Examples<text:tab/>18</text:a></text:p>
          <text:p text:style-name="P71"><text:a xlink:type="simple" xlink:href="#4.IB Monitoring|outline">4. IB Monitoring<text:tab/>19</text:a></text:p>
          <text:p text:style-name="P72"><text:a xlink:type="simple" xlink:href="#4.1.Install RMC and xCAT-rmc packages on mn|outline">4.1. Install RMC and xCAT-rmc packages on mn<text:tab/>20</text:a></text:p>
          <text:p text:style-name="P72"><text:a xlink:type="simple" xlink:href="#4.2.Install predefined conditions, sensors and responses|outline">4.2. Install predefined conditions, sensors and responses<text:tab/>20</text:a></text:p>
          <text:p text:style-name="P72"><text:a xlink:type="simple" xlink:href="#4.3.Enable remote logging|outline">4.3. Enable remote logging<text:tab/>20</text:a></text:p>
          <text:p text:style-name="P72"><text:a xlink:type="simple" xlink:href="#4.4.Start the monitoring|outline">4.4. Start the monitoring<text:tab/>20</text:a></text:p>
          <text:p text:style-name="P71"><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7"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3663348" text:style-name="L1">
          <text:list-header>
            <text:p text:style-name="P112">cp /opt/xcat/share/xcat/ib/scripts/configiba.1port /install/postscript/configiba</text:p>
          </text:list-header>
        </text:list>
        <text:h text:style-name="Heading_20_2" text:outline-level="2">Modify the /etc/hosts</text:h>
        <text:list xml:id="list33675995" text:continue-numbering="true" text:style-name="L1">
          <text:list-header>
            <text:p text:style-name="P80">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81">For example:</text:p>
          </text:list-header>
        </text:list>
        <text:list xml:id="list33677660" text:style-name="L2">
          <text:list-header>
            <text:p text:style-name="P121">xcat01 is the node short hostname, xcat01-ib0, xcat01-ib1, xcat01-ib2, etc. are the IP names for the IB interfaces on xcat01.</text:p>
          </text:list-header>
        </text:list>
        <text:list xml:id="list33697403" text:continue-list="list33675995" text:style-name="L1">
          <text:list-header>
            <text:p text:style-name="P85">For AIX, ml0 interface is also required to be setup together with IB interfaces. <text:s/>It follows the same name conversion with IB interfaces. <text:s/></text:p>
            <text:p text:style-name="P85">Following is an example of /etc/hosts for AIX,</text:p>
            <text:p text:style-name="P105">192.168.0.10 <text:s text:c="3"/><text:span text:style-name="T5">xcat01</text:span>-ib0</text:p>
            <text:p text:style-name="P105">192.168.1.10 <text:s text:c="3"/><text:span text:style-name="T5">xcat01</text:span>-ib1</text:p>
            <text:p text:style-name="P105">192.168.2.10 <text:s text:c="3"/><text:span text:style-name="T5">xcat01</text:span>-ib2</text:p>
            <text:p text:style-name="P105">192.168.3.10 <text:s text:c="3"/><text:span text:style-name="T5">xcat01</text:span>-ib3</text:p>
            <text:p text:style-name="P105">192.168.4.10 <text:s text:c="3"/>xcat01-ml0</text:p>
          </text:list-header>
        </text:list>
        <text:h text:style-name="Heading_20_2" text:outline-level="2">Up<text:span text:style-name="T9">date networks table with IB sub-network</text:span></text:h>
        <text:list xml:id="list33696931" text:continue-numbering="true" text:style-name="L1">
          <text:list-header>
            <text:p text:style-name="P81">For example:</text:p>
          </text:list-header>
        </text:list>
        <text:list xml:id="list33675136" text:continue-list="list33677660" text:style-name="L2">
          <text:list-header>
            <text:p text:style-name="P106">chtab net=192.168.1.0 networks.netname=ib0 <text:s text:c="5"/>networks.mask=255.255.255.0 networks.mgtifname=ib0</text:p>
            <text:p text:style-name="P106">chtab net=192.168.2.0 networks.netname=ib1 networks.mask=255.255.255.0 networks.mgtifname=ib1</text:p>
            <text:p text:style-name="P106">chtab net=192.168.3.0 networks.netname=ib2 networks.mask=255.255.255.0 networks.mgtifname=ib2</text:p>
            <text:p text:style-name="P106"><text:soft-page-break/>chtab net=192.168.4.0 networks.netname=ib3 networks.mask=255.255.255.0 networks.mgtifname=ib3</text:p>
            <text:p text:style-name="P106">chtab net=192.168.5.0 networks.netname=ib4 networks.mask=255.255.255.0 networks.mgtifname=ib4</text:p>
            <text:p text:style-name="P121"/>
            <text:p text:style-name="P89">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3682845" text:continue-list="list33696931" text:style-name="L1">
          <text:list-header>
            <text:p text:style-name="P81">On AIX, change the default connection between management nodes and compute nodes from ssh to rsh:</text:p>
          </text:list-header>
        </text:list>
        <text:list xml:id="list33674011" text:continue-list="list33675136" text:style-name="L2">
          <text:list-header>
            <text:p text:style-name="P125">chtab key=useSSHonAIX site.value=no</text:p>
          </text:list-header>
        </text:list>
        <text:list xml:id="list33691478" text:continue-list="list33682845" text:style-name="L1">
          <text:list-header>
            <text:p text:style-name="P81"/>
          </text:list-header>
        </text:list>
        <text:h text:style-name="Heading_20_2" text:outline-level="2">Update /etc/resolv.conf</text:h>
        <text:list xml:id="list33679345" text:continue-numbering="true" text:style-name="L1">
          <text:list-header>
            <text:p text:style-name="P81">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3702891" text:continue-list="list33674011" text:style-name="L2">
          <text:list-header>
            <text:p text:style-name="P126"><text:s text:c="3"/>nameserver 192.168.0.13</text:p>
            <text:p text:style-name="P122">domain ppd.pok.ibm.com</text:p>
            <text:p text:style-name="P122">search ppd.pok.ibm.com</text:p>
            <text:p text:style-name="P122"/>
            <text:p text:style-name="P127">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33691038" text:continue-list="list33679345" text:style-name="L1">
          <text:list-header>
            <text:p text:style-name="P88">For Linux Management Nodes:</text:p>
          </text:list-header>
        </text:list>
        <text:list xml:id="list33702626" text:continue-list="list33702891" text:style-name="L2">
          <text:list-header>
            <text:p text:style-name="P125">makedns</text:p>
            <text:p text:style-name="P125">service named restart</text:p>
            <text:p text:style-name="P125"/>
          </text:list-header>
        </text:list>
        <text:list xml:id="list33692268" text:continue-list="list33691038" text:style-name="L1">
          <text:list-header>
            <text:p text:style-name="P82">For AIX Management Nodes:</text:p>
          </text:list-header>
        </text:list>
        <text:list xml:id="list33677955" text:continue-list="list33702626" text:style-name="L2">
          <text:list-header>
            <text:p text:style-name="P125">makedns</text:p>
            <text:p text:style-name="P125">stopsrc -s named </text:p>
            <text:p text:style-name="P125">startsrc -s named</text:p>
            <text:p text:style-name="P125">lssrc -s named </text:p>
          </text:list-header>
        </text:list>
        <text:h text:style-name="Heading_20_2" text:outline-level="2">Check the IB network</text:h>
        <text:list xml:id="list33691661" text:continue-list="list33692268" text:style-name="L1">
          <text:list-header>
            <text:p text:style-name="P81">Check if DNS resolving of the IB network has been setup successfully on management node . <text:s/>If not, redo the steps in 1.5</text:p>
          </text:list-header>
        </text:list>
        <text:list xml:id="list33693745" text:continue-list="list33677955" text:style-name="L2">
          <text:list-header>
            <text:p text:style-name="P125">nslookup xcat01-ib0</text:p>
            <text:p text:style-name="P125">nslookup xcat01-ib1</text:p>
          </text:list-header>
        </text:list>
        <text:h text:style-name="Heading_20_2" text:outline-level="2"><text:soft-page-break/>Prepare for IB <text:s/>drivers/libraries</text:h>
        <text:list xml:id="list33674988" text:continue-list="list33691661" text:style-name="L1">
          <text:list-header>
            <text:p text:style-name="P90">For AIX, the IB drivers/libraries have been installed in the system. So this step is only for RHEL and SLES.</text:p>
            <text:p text:style-name="P92">The required packages for RHEL and SLES have been listed in appendix. <text:s/></text:p>
          </text:list-header>
          <text:list-item>
            <text:p text:style-name="P95">For <text:s/>RHEL, the drivers/libraries are shipped in RHEL release CD/DVD. <text:s/></text:p>
          </text:list-item>
          <text:list-item>
            <text:p text:style-name="P95">For SLES10, the drivers/libraries are shipped in SLES10 SP2 AS.</text:p>
          </text:list-item>
          <text:list-item>
            <text:p text:style-name="P92">For SLES11, the drivers/libraries are shipped in SLES11 release CD/DVD.</text:p>
            <text:p text:style-name="P9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3695995" text:continue-numbering="true" text:style-name="L1">
          <text:list-header>
            <text:p text:style-name="P82">Add rpm names (without version number) into /install/custom/install/&lt;ostype&gt;/&lt;profile&gt;.otherpkgs.pkglist</text:p>
            <text:p text:style-name="P82"><text:s/>where &lt;profile&gt; is defined in the nodetype table.</text:p>
            <text:p text:style-name="P82"><text:s/>&lt;ostype&gt; is the operating system name without the version number. </text:p>
            <text:p text:style-name="P82">The following os types are recognized by xCAT.</text:p>
          </text:list-header>
        </text:list>
        <text:list xml:id="list33692203" text:style-name="L3">
          <text:list-header>
            <text:p text:style-name="P107"><text:s text:c="8"/>centos</text:p>
            <text:p text:style-name="P107"><text:s text:c="8"/>fedora</text:p>
            <text:p text:style-name="P107"><text:s text:c="8"/>rh</text:p>
            <text:p text:style-name="P107"><text:s text:c="8"/>sles</text:p>
            <text:p text:style-name="P107"><text:s text:c="8"/><text:span text:style-name="T17">windows</text:span></text:p>
          </text:list-header>
        </text:list>
        <text:p text:style-name="P37"/>
        <text:h text:style-name="Heading_20_2" text:outline-level="2">Update the xCAT postscripts table</text:h>
        <text:list xml:id="list33678589" text:continue-list="list33693745" text:style-name="L2">
          <text:list-header>
            <text:p text:style-name="P125">nodech xcat01 postscripts.postscripts,=otherpkgs,configiba</text:p>
            <text:p text:style-name="P121"/>
            <text:p text:style-name="P127">Note: Please keep this order for these two scripts, since configiba depends on otherpkgs to install IB driver/library.</text:p>
          </text:list-header>
        </text:list>
        <text:p text:style-name="P20"/>
        <text:h text:style-name="Heading_20_2" text:outline-level="2"><text:s/>Start to install the nodes or update the nodes for IB configuration</text:h>
        <text:list xml:id="list33692570" text:continue-list="list33695995" text:style-name="L1">
          <text:list-header>
            <text:p text:style-name="P81">Now all the preparation work for IB configuration has been done, user can either use <text:s/>the updatenode command to update the nodes if systems on compute nodes have been installed</text:p>
            <text:p text:style-name="P105">updatenode xcat01 otherpkgs,configiba</text:p>
            <text:p text:style-name="P105"/>
          </text:list-header>
        </text:list>
        <text:p text:style-name="P36">or if the nodes have not installed any system, continue with the installation process</text:p>
        <text:list xml:id="list33682501" text:continue-numbering="true" text:style-name="L1">
          <text:list-header>
            <text:p text:style-name="P128">To diskless boot Linux nodes:</text:p>
            <text:p text:style-name="P113">nodeset xcat01 netboot</text:p>
            <text:p text:style-name="P123">rnetboot xcat01</text:p>
            <text:p text:style-name="P123"/>
            <text:p text:style-name="P128"><text:soft-page-break/>To install diskful Linux nodes:</text:p>
            <text:p text:style-name="P118">n<text:span text:style-name="T6">o</text:span><text:span text:style-name="T7">deset xcat01 install</text:span></text:p>
            <text:p text:style-name="P116">rnetboot xcat01</text:p>
          </text:list-header>
        </text:list>
        <text:p text:style-name="P19"/>
        <text:list xml:id="list33685357" text:continue-numbering="true" text:style-name="L1">
          <text:list-header>
            <text:p text:style-name="P129">To diskless boot AIX nodes:</text:p>
            <text:p text:style-name="P113">nimnodeset xcat01 netboot</text:p>
            <text:p text:style-name="P123">rnetboot xcat01</text:p>
            <text:p text:style-name="P123"/>
            <text:p text:style-name="P128">To install diskful AIX nodes:</text:p>
            <text:p text:style-name="P118">nimn<text:span text:style-name="T6">o</text:span><text:span text:style-name="T7">deset xcat01 install</text:span></text:p>
            <text:p text:style-name="P113">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33701486" text:continue-list="list33678589" text:style-name="L2">
          <text:list-header>
            <text:p text:style-name="P121">my $hostname = "$ENV{NODE}-$nic";</text:p>
          </text:list-header>
        </text:list>
        <text:p text:style-name="P35">to </text:p>
        <text:list xml:id="list33701932" text:continue-numbering="true" text:style-name="L2">
          <text:list-header>
            <text:p text:style-name="P121">my $fullname = `echo $ENV{NODE} | cut -c 1-11`;</text:p>
            <text:p text:style-name="P121">chomp($fullname);</text:p>
            <text:p text:style-name="P121">my $hostname = "$fullname-$nic";</text:p>
          </text:list-header>
        </text:list>
        <text:p text:style-name="P36"/>
        <text:p text:style-name="P36">It is assumed every node has two IB adapters, if only one adapter is available on each node, modify the <text:s/>/install/postscript/configiba as following:</text:p>
        <text:list xml:id="list33693216" text:continue-numbering="true" text:style-name="L2">
          <text:list-header>
            <text:p text:style-name="P121">my @nums = (0..3);</text:p>
          </text:list-header>
        </text:list>
        <text:p text:style-name="P36">to</text:p>
        <text:list xml:id="list33700975" text:continue-numbering="true" text:style-name="L2">
          <text:list-header>
            <text:p text:style-name="P130">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3674230" text:continue-numbering="true" text:style-name="L2">
          <text:list-header>
            <text:p text:style-name="P115">ping xcat01-ib0</text:p>
          </text:list-header>
        </text:list>
        <text:p text:style-name="Default_20_Text"/>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3695040" text:continue-numbering="true" text:style-name="L2">
          <text:list-header>
            <text:p text:style-name="P108"># Qlogic switch device configuration</text:p>
            <text:p text:style-name="P108">[main]</text:p>
            <text:p text:style-name="P108">ssh-setup-command=sshKey add</text:p>
            <text:p text:style-name="P108">[xdsh]</text:p>
            <text:p text:style-name="P108">pre-command=NULL</text:p>
            <text:p text:style-name="P108">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text:soft-page-break/>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33668837" text:style-name="L4">
          <text:list-header>
            <text:p text:style-name="P84">The default remote shell on the AIX management node <text:s/>is rsh. Changing the site useSSHonAIX attribute=yes <text:s/>will change the default to ssh for xdsh. </text:p>
            <text:p text:style-name="P110">chtab key=useSSHonAIX site.value=yes</text:p>
          </text:list-header>
        </text:list>
        <text:h text:style-name="Heading_20_2" text:outline-level="2">Define IB switch as a node</text:h>
        <text:list xml:id="list33676355" text:continue-numbering="true" text:style-name="L4">
          <text:list-header>
            <text:p text:style-name="P84">Define IB switch as a node, this is required by xdsh which only support the input as a node.</text:p>
            <text:p text:style-name="P131">mkdef –t node –o ibswitch groups=all nodetype=switch</text:p>
          </text:list-header>
        </text:list>
        <text:h text:style-name="Heading_20_2" text:outline-level="2">Setup ssh connection</text:h>
        <text:list xml:id="list33693508" text:continue-numbering="true" text:style-name="L4">
          <text:list-header>
            <text:p text:style-name="P83">You can use xdsh to configure ssh login to the IB device <text:s/>by running the following. Note you must use the correct userid for your device. <text:s text:c="2"/>After this configuration is complete, you will be able to login to the device without a password. </text:p>
            <text:p text:style-name="P86"/>
            <text:p text:style-name="P109">xdsh <text:span text:style-name="T14">ibswitch</text:span> -K -l admin --devicetype IBSwitch::Qlogic</text:p>
            <text:p text:style-name="P109"/>
            <text:p text:style-name="P109">Enter the password for the userid on the node where the ssh keys will be updated.</text:p>
            <text:p text:style-name="P109"/>
            <text:p text:style-name="P109">/usr/bin/ssh setup is complete.</text:p>
            <text:p text:style-name="P120">return code = 0</text:p>
          </text:list-header>
        </text:list>
        <text:h text:style-name="Heading_20_2" text:outline-level="2">Run the test commands</text:h>
        <text:list xml:id="list33694743" text:continue-numbering="true" text:style-name="L4">
          <text:list-header>
            <text:p text:style-name="P83">After setup of the mmands on IB switches from the management nssh keys for the <text:s/>login, the admin can <text:s/>run the coode using xdsh. </text:p>
            <text:p text:style-name="P83">Interactive commands like List on IB switch are not supported by xdsh. <text:s/>An error message will print out if user inputs an interactive command.</text:p>
            <text:p text:style-name="P87"><text:span text:style-name="T10">Below is an example of using </text:span><text:span text:style-name="T11">x</text:span><text:span text:style-name="T10">dsh to list the valid commands on the device. </text:span></text:p>
            <text:p text:style-name="P111"><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
        <text:p text:style-name="P49">Or:</text:p>
        <text:p text:style-name="P49"/>
        <text:list xml:id="list33675853" text:continue-numbering="true" text:style-name="L4">
          <text:list-header>
            <text:p text:style-name="P117"><text:span text:style-name="T27">export DEVICETYPE=IBSwitch::Qlogic &amp;&amp; /opt/xcat/bin/xdsh </text:span><text:span text:style-name="T15">ibswitch</text:span><text:span text:style-name="T27"> -l admin fwVersion</text:span></text:p>
          </text:list-header>
        </text:list>
        <text:p text:style-name="P50"><text:soft-page-break/></text:p>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oft-page-break/><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3673537" text:style-name="L5">
          <text:list-item>
            <text:p text:style-name="P77">Sort the log entries by subnet manager only.</text:p>
          </text:list-item>
        </text:list>
        <text:list xml:id="list33693455" text:continue-list="list33675853" text:style-name="L4">
          <text:list-header>
            <text:p text:style-name="P119">.<text:span text:style-name="T6">/annotatelog -f /var/log/messages -S</text:span></text:p>
          </text:list-header>
        </text:list>
        <text:list xml:id="list33700431" text:continue-list="list33673537" text:style-name="L5">
          <text:list-header>
            <text:p text:style-name="P77"/>
          </text:list-header>
          <text:list-item>
            <text:p text:style-name="P77">Sort the log entries by chassis only.</text:p>
          </text:list-item>
        </text:list>
        <text:list xml:id="list33688821" text:continue-list="list33693455" text:style-name="L4">
          <text:list-header>
            <text:p text:style-name="P119">.<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text:soft-page-break/>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3703171" text:continue-numbering="true" text:style-name="L4">
          <text:list-header>
            <text:p text:style-name="P114">./getGuids -f guid_file</text:p>
            <text:p text:style-name="P124"/>
          </text:list-header>
        </text:list>
        <text:h text:style-name="Heading_20_2" text:outline-level="2">configCEC</text:h>
        <text:h text:style-name="P103"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101"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oft-page-break/><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2" text:outline-level="3">Examples</text:h>
        <text:p text:style-name="P56">1). If c98m6hmc01 manage one CEC, config the CEC with name Server_f1n1_SN0262672 as a single node f1n1: <text:s/></text:p>
        <text:list xml:id="list33682765" text:continue-numbering="true" text:style-name="L4">
          <text:list-header>
            <text:p text:style-name="P119"><text:span text:style-name="T6">./configCECs</text:span> -H <text:span text:style-name="T6">c98m6hmc01</text:span> -c Server_f%Fn%N_SN%S</text:p>
            <text:p text:style-name="P114">/tmp/Build_lpars</text:p>
          </text:list-header>
        </text:list>
        <text:p text:style-name="P34"/>
        <text:p text:style-name="P34"/>
        <text:p text:style-name="P34"/>
        <text:h text:style-name="Heading_20_2" text:outline-level="2"><text:soft-page-break/>HealthCheck</text:h>
        <text:h text:style-name="P103"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7"><text:s/>IB PORT 1 INFORMATION (iba0)</text:p>
        <text:p text:style-name="P67">Logical Port State: <text:s text:c="20"/>Active</text:p>
        <text:p text:style-name="P67">Physical Port State: <text:s text:c="19"/>Active</text:p>
        <text:p text:style-name="P67">Physical Port Physical State: <text:s text:c="10"/>Link Up</text:p>
        <text:p text:style-name="P67">Physical Port Speed: <text:s text:c="19"/>2.5G</text:p>
        <text:p text:style-name="P67">Physical Port Width: <text:s text:c="19"/>4X</text:p>
        <text:p text:style-name="P67"><text:s/>IB PORT 2 INFORMATION (iba0)</text:p>
        <text:p text:style-name="P67">Logical Port State: <text:s text:c="20"/>Active</text:p>
        <text:p text:style-name="P67">Physical Port State: <text:s text:c="19"/>Active</text:p>
        <text:p text:style-name="P67">Physical Port Physical State: <text:s text:c="10"/>Link Up</text:p>
        <text:p text:style-name="P67">Physical Port Speed: <text:s text:c="19"/>2.5G</text:p>
        <text:p text:style-name="P67">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6">hca_id: ehca0</text:p>
        <text:p text:style-name="P68"><text:s text:c="16"/>port: <text:s text:c="2"/>1</text:p>
        <text:p text:style-name="P68"><text:s text:c="24"/>state: <text:s text:c="17"/>PORT_ACTIVE (4)</text:p>
        <text:p text:style-name="P68"><text:s text:c="24"/>active_width: <text:s text:c="10"/>4X (2)</text:p>
        <text:p text:style-name="P68"><text:s text:c="24"/>active_speed: <text:s text:c="10"/>2.5 Gbps (1)</text:p>
        <text:p text:style-name="P68"><text:s text:c="24"/>phys_state: <text:s text:c="12"/>LINK_UP (5)</text:p>
        <text:p text:style-name="P68"><text:s text:c="16"/>port: <text:s text:c="2"/>2</text:p>
        <text:p text:style-name="P68"><text:s text:c="24"/>state: <text:s text:c="17"/>PORT_ACTIVE (4)</text:p>
        <text:p text:style-name="P68"><text:s text:c="24"/>active_width: <text:s text:c="10"/>4X (2)</text:p>
        <text:p text:style-name="P68"><text:s text:c="24"/>active_speed: <text:s text:c="10"/>2.5 Gbps (1)</text:p>
        <text:p text:style-name="P68"><text:s text:c="24"/>phys_state: <text:s text:c="12"/>LINK_UP (5)</text:p>
        <text:p text:style-name="P68"/>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7">ib0 <text:s text:c="16"/>iba0/ehca0 <text:s text:c="5"/>1</text:p>
        <text:p text:style-name="P67">ib1 <text:s text:c="16"/>iba0/ehca0 <text:s text:c="5"/>2</text:p>
        <text:p text:style-name="P67">ib2 <text:s text:c="16"/>iba1/ehca1 <text:s text:c="5"/>1</text:p>
        <text:p text:style-name="P67">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7">c890f11ec01.ppd.pok.ibm.com: ib0: Physical Port Width: 4X</text:p>
        <text:p text:style-name="P67">c890f11ec01.ppd.pok.ibm.com: ib1: Physical Port Width: 4X</text:p>
        <text:p text:style-name="P67">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101" text:outline-level="3">Syntax</text:h>
        <text:p text:style-name="P56">healthCheck { [-n node_list] [-M]}</text:p>
        <text:p text:style-name="P59"><text:s text:c="12"/>{[-p min_clock_speed] [-i method] [-m min_memory]</text:p>
        <text:p text:style-name="P59"><text:s text:c="12"/>[-l min_freelp] [ -H [--speed speed --ignore interface_list –width width]]}</text:p>
        <text:p text:style-name="P59"><text:s text:c="12"/>[ -h ]</text:p>
        <text:p text:style-name="P59"/>
        <text:p text:style-name="P59"><text:s text:c="8"/>-M <text:s text:c="7"/>Check status for all the Managed Nodes that are defined on this MN.</text:p>
        <text:p text:style-name="P55"><text:span text:style-name="T25"><text:s/></text:span><text:span text:style-name="T8"><text:s text:c="7"/>-n node_list</text:span></text:p>
        <text:p text:style-name="P59"><text:s text:c="20"/>Specifies a comma-separated list of node host names, IP addresses for health check.</text:p>
        <text:p text:style-name="P59"><text:s text:c="8"/>-p min_clock_speed</text:p>
        <text:p text:style-name="P59"><text:s text:c="20"/>Specifies the minimal processor clock speed in MHz for processor monitor.</text:p>
        <text:p text:style-name="P59"><text:s text:c="8"/>-i method</text:p>
        <text:p text:style-name="P59"><text:s text:c="20"/>Specifies the method to do Infiniband interface status check, the supported</text:p>
        <text:p text:style-name="P59"><text:s text:c="20"/>check methods are LL and RSCT.</text:p>
        <text:p text:style-name="P59"><text:s text:c="8"/>-m min_memory</text:p>
        <text:p text:style-name="P59"><text:s text:c="20"/>Specifies the minimal total memory in MB.</text:p>
        <text:p text:style-name="P59"><text:s text:c="8"/>-l min_freelp</text:p>
        <text:p text:style-name="P55"><text:span text:style-name="T25"><text:s text:c="2"/></text:span><text:span text:style-name="T8"><text:s text:c="18"/>Specifies the minimal free large page number.</text:span></text:p>
        <text:p text:style-name="P59"><text:s text:c="8"/>-H <text:s text:c="9"/>Check the status for HCAs.</text:p>
        <text:p text:style-name="P59"><text:s text:c="8"/>--speed speed</text:p>
        <text:p text:style-name="P59"><text:s text:c="20"/>Specifies the physical port speed in G bps, it should be used with -H flag.</text:p>
        <text:p text:style-name="P59"><text:s text:c="8"/>--ignore interface_list</text:p>
        <text:p text:style-name="P59"><text:s text:c="20"/>Specifies a comma-separated list of interface name to ignore from HCA status check,</text:p>
        <text:p text:style-name="P59"><text:s text:c="20"/>such as ib0,ib1. It should be used with -H flag.</text:p>
        <text:p text:style-name="P59"><text:s text:c="8"/>--width width</text:p>
        <text:p text:style-name="P59"><text:s text:c="20"/>Specifies the physical port width, such as 4X or 12X. It should be used with -H flag.</text:p>
        <text:p text:style-name="P59"><text:s text:c="8"/>-h <text:s text:c="9"/>Display usage information.</text:p>
        <text:p text:style-name="P59"/>
        <text:h text:style-name="P104" text:outline-level="3">Examples</text:h>
        <text:p text:style-name="P56">1). Check IB interface status of one node:</text:p>
        <text:list xml:id="list33689294" text:style-name="L6">
          <text:list-header>
            <text:p text:style-name="P96"><text:s/>./healthCheck -n xcat04 -i RSCT</text:p>
            <text:p text:style-name="P96">Output log is being written to "/var/log/xcat/healthCheck.log".</text:p>
            <text:p text:style-name="P96"><text:soft-page-break/>Checking health for AIX nodes: xcat04...</text:p>
            <text:p text:style-name="P96"/>
            <text:p text:style-name="P96">Checking IB interface status using command /usr/bin/lsrsrc for nodes: xcat04...</text:p>
            <text:p text:style-name="P91">IB interfaces of all nodes are normal.</text:p>
            <text:p text:style-name="P96">2). Check processor clock speed for one node:</text:p>
            <text:p text:style-name="P96">./healthCheck -n xcat04 -p 500</text:p>
            <text:p text:style-name="P96">Output log is being written to "/var/log/xcat/healthCheck.log".</text:p>
            <text:p text:style-name="P96">Checking health for AIX nodes: xcat04...</text:p>
            <text:p text:style-name="P96"/>
            <text:p text:style-name="P96">Checking processor clock speed for nodes: xcat04...</text:p>
            <text:p text:style-name="P96">The processor clock speed of all nodes is normal.</text:p>
            <text:p text:style-name="P91">3). Check memory usage for one node:</text:p>
            <text:p text:style-name="P96">./healthCheck -n xcat04 -m 500</text:p>
            <text:p text:style-name="P96">Output log is being written to "/var/log/xcat/healthCheck.log".</text:p>
            <text:p text:style-name="P96">Checking health for AIX nodes: xcat04...</text:p>
            <text:p text:style-name="P96"/>
            <text:p text:style-name="P96">Checking memory for nodes xcat04...</text:p>
            <text:p text:style-name="P96">Memory size of all nodes are normal.</text:p>
          </text:list-header>
        </text:list>
        <text:p text:style-name="P7"/>
        <text:p text:style-name="P7"/>
        <text:p text:style-name="P7"/>
        <text:h text:style-name="P98"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100"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100" text:outline-level="2">Enable remote logging</text:h>
        <text:p text:style-name="P8">Configure the switches and the subnet manager to send all logs to the management node.</text:p>
        <text:p text:style-name="P8"/>
        <text:h text:style-name="P100" text:outline-level="2">Start the monitoring</text:h>
        <text:p text:style-name="P9"><text:s text:c="2"/>startcondresp IBSwitchLog EmailRootAnyTime</text:p>
        <text:list xml:id="list33674707" text:style-name="L7">
          <text:list-header>
            <text:p text:style-name="P78">With this condition-response association, any logs that's are level local6.info and above will be caught and sent to the root's mail box. This may generate a lot of mails for root.</text:p>
          </text:list-header>
        </text:list>
        <text:p text:style-name="P7"/>
        <text:list xml:id="list33677799" text:continue-numbering="true" text:style-name="L7">
          <text:list-header>
            <text:p text:style-name="P74">You can customize the condition to filter out certain logs and send them to root. <text:s/>For example:</text:p>
            <text:p text:style-name="P79"><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3"><text:s/>Name = IBSwitchLogSensor</text:p>
        <text:p text:style-name="P73"><text:s/>ActivePeerDomain =</text:p>
        <text:p text:style-name="P73"><text:s/>Command = /opt/xcat/sbin/rmcmon/monaixsyslog -p local6.info</text:p>
        <text:p text:style-name="P73"><text:s/>ConfigChanged = 0</text:p>
        <text:p text:style-name="P73"><text:s/>ControlFlags = 0</text:p>
        <text:p text:style-name="P73"><text:s/>Description =</text:p>
        <text:p text:style-name="P73"><text:s/>ErrorExitValue = 1</text:p>
        <text:p text:style-name="P73"><text:s/>ErrorMessage =</text:p>
        <text:p text:style-name="P73"><text:s/>ExitValue = 0</text:p>
        <text:p text:style-name="P73"><text:s/>Float32 =</text:p>
        <text:p text:style-name="P73"><text:s/>Float64 =</text:p>
        <text:p text:style-name="P73"><text:s/>Int32 =</text:p>
        <text:p text:style-name="P73"><text:s/>Int64 =</text:p>
        <text:p text:style-name="P73"><text:s/>MonitorStatus = 0</text:p>
        <text:p text:style-name="P73"><text:s/>NodeNameList = {xcat20RRmn.cluster.net}</text:p>
        <text:p text:style-name="P73"><text:s/>RefreshInterval = 0</text:p>
        <text:p text:style-name="P73"><text:s/>SavedData =</text:p>
        <text:p text:style-name="P73"><text:s/>SD =</text:p>
        <text:p text:style-name="P73"><text:soft-page-break/><text:s/>String =</text:p>
        <text:p text:style-name="P73"><text:s/>TimeCommandRun = Wed Dec 31 19:00:00 2008</text:p>
        <text:p text:style-name="P73"><text:s/>Uint32 =</text:p>
        <text:p text:style-name="P73"><text:s/>Uint64 =</text:p>
        <text:p text:style-name="P73"><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99" text:outline-level="1" text:is-list-header="true">Appendix</text:h>
        <text:list xml:id="list33706059" text:continue-list="list33685357" text:style-name="L1">
          <text:list-header>
            <text:p text:style-name="P7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9">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9">libib</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9">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9">libehca</text:p>
              <text:p text:style-name="P69">(for Galaxy1/Galaxy2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ehca-*.el5.ppc.rpm</text:p>
                    <text:p text:style-name="P60">libehca-static-*.el5.ppc.rpm</text:p>
                  </table:table-cell>
                </table:table-row>
                <table:table-row>
                  <table:table-cell table:style-name="表格1.A2" office:value-type="string">
                    <text:p text:style-name="P69">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9">libmthca</text:p>
              <text:p text:style-name="P69">(for Mellanox InfiniHost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9">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9">libmlx4</text:p>
              <text:p text:style-name="P69">(for Mellanox ConnectX support)</text:p>
            </table:table-cell>
            <table:table-cell>
              <table:table table:is-sub-table="true">
                <table:table-column table:style-name="表格1.B3.1"/>
                <table:table-column table:style-name="表格1.B3.2"/>
                <table:table-row>
                  <table:table-cell table:style-name="表格1.A2" office:value-type="string">
                    <text:p text:style-name="P69">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9">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8">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ext:p text:style-name="P57"><text:soft-page-break/></text:p>
        <text:p text:style-name="P62"/>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0">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69">openib</text:p>
            </table:table-cell>
            <table:table-cell table:style-name="表格4.B2" office:value-type="string">
              <text:p text:style-name="Table_20_Contents"><text:span text:style-name="T21">openib-*.</text:span> <text:span text:style-name="T21">el5.noarch.rpm</text:span> </text:p>
            </table:table-cell>
          </table:table-row>
          <table:table-row>
            <table:table-cell table:style-name="表格4.A2" office:value-type="string">
              <text:p text:style-name="P69">libib</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4.A2" office:value-type="string">
                    <text:p text:style-name="P69">64bit</text:p>
                  </table:table-cell>
                  <table:table-cell table:style-name="表格4.B2" office:value-type="string">
                    <text:p text:style-name="P39">libibcm-*.el5.ppc64.rpm</text:p>
                    <text:p text:style-name="P39">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text:soft-page-break/>libibverbs-static-*.el5.ppc64.rpm </text:p>
                    <text:p text:style-name="P40">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69">libehca</text:p>
              <text:p text:style-name="P69">(for Galaxy1/Galaxy2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ehca-*.el5.ppc.rpm</text:p>
                    <text:p text:style-name="P60">libehca-static-*.el5.ppc.rpm</text:p>
                  </table:table-cell>
                </table:table-row>
                <table:table-row>
                  <table:table-cell table:style-name="表格4.A2" office:value-type="string">
                    <text:p text:style-name="P69">64bit</text:p>
                  </table:table-cell>
                  <table:table-cell table:style-name="表格4.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4.A2" office:value-type="string">
              <text:p text:style-name="P69">libmthca</text:p>
              <text:p text:style-name="P69">(for Mellanox InfiniHost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mthca-*.el5.ppc.rpm</text:p>
                    <text:p text:style-name="Text_20_Body_20_Single"><text:span text:style-name="T21">libmthca-static-*.el5.ppc.rpm</text:span> </text:p>
                  </table:table-cell>
                </table:table-row>
                <table:table-row>
                  <table:table-cell table:style-name="表格4.A2" office:value-type="string">
                    <text:p text:style-name="P69">64bit</text:p>
                  </table:table-cell>
                  <table:table-cell table:style-name="表格4.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4.A6" office:value-type="string">
              <text:p text:style-name="P69">libmlx4</text:p>
              <text:p text:style-name="P69">(for Mellanox ConnectX support)</text:p>
            </table:table-cell>
            <table:table-cell>
              <table:table table:is-sub-table="true">
                <table:table-column table:style-name="表格4.B3.1"/>
                <table:table-column table:style-name="表格4.B3.2"/>
                <table:table-row>
                  <table:table-cell table:style-name="表格4.A2" office:value-type="string">
                    <text:p text:style-name="P69">32bit</text:p>
                  </table:table-cell>
                  <table:table-cell table:style-name="表格4.B2" office:value-type="string">
                    <text:p text:style-name="P39">libmlx4-*.el5.ppc.rpm</text:p>
                    <text:p text:style-name="Text_20_Body_20_Single"><text:span text:style-name="T22">libmlx4-static-*.el5.ppc.rpm</text:span> </text:p>
                  </table:table-cell>
                </table:table-row>
                <table:table-row>
                  <table:table-cell table:style-name="表格4.A2" office:value-type="string">
                    <text:p text:style-name="P69">64bit</text:p>
                  </table:table-cell>
                  <table:table-cell table:style-name="表格4.B2" office:value-type="string">
                    <text:p text:style-name="P39">libmlx4-*.el5.ppc64.rpm</text:p>
                    <text:p text:style-name="Text_20_Body_20_Single"><text:span text:style-name="T22">libmlx4-static-*.el5.ppc64.rpm</text:span> </text:p>
                  </table:table-cell>
                </table:table-row>
              </table:table>
            </table:table-cell>
          </table:table-row>
        </table:table>
        <text:p text:style-name="P58">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63"/>
        <text:p text:style-name="P62"/>
        <text:p text:style-name="P62"/>
        <table:table table:name="表格2" table:style-name="表格2">
          <table:table-column table:style-name="表格2.A"/>
          <table:table-column table:style-name="表格2.B"/>
          <table:table-row>
            <table:table-cell table:style-name="表格2.A1" office:value-type="string">
              <text:p text:style-name="P65">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4">SLES11</text:p>
            </table:table-cell>
            <table:table-cell table:style-name="表格2.B2" office:value-type="string">
              <text:p text:style-name="P61">ofed-*.ppc64.rpm</text:p>
              <text:p text:style-name="P61">ofed-kmp-default-*.ppc64.rpm</text:p>
              <text:p text:style-name="P61">ofed-kmp-ppc64-*.ppc64.rpm</text:p>
              <text:p text:style-name="P61">opensm-*.ppc64.rpm</text:p>
              <text:p text:style-name="P61">opensm-32bit-*.ppc64.rpm</text:p>
              <text:p text:style-name="P61">libcxgb3-rdmav2-*.ppc64.rpm</text:p>
              <text:p text:style-name="P61">libcxgb3-rdmav2-32bit-*.ppc64.rpm</text:p>
              <text:p text:style-name="P61">libehca-rdmav2-*.ppc64.rpm</text:p>
              <text:p text:style-name="P61">libehca-rdmav2-32bit-*.ppc64.rpm</text:p>
              <text:p text:style-name="P61">libibcm-*.ppc64.rpm</text:p>
              <text:p text:style-name="P61"><text:soft-page-break/>libibcm-32bit-*.ppc64.rpm</text:p>
              <text:p text:style-name="P61">libibcommon1-*.ppc64.rpm</text:p>
              <text:p text:style-name="P61">libibcommon1-32bit-*.ppc64.rpm</text:p>
              <text:p text:style-name="P61">libibmad1-*.ppc64.rpm</text:p>
              <text:p text:style-name="P61">libibmad1-32bit-*.ppc64.rpm</text:p>
              <text:p text:style-name="P61">libibumad1-*.ppc64.rpm</text:p>
              <text:p text:style-name="P61">libibumad1-32bit-*.ppc64.rpm</text:p>
              <text:p text:style-name="P61">libibverbs-*.ppc64.rpm</text:p>
              <text:p text:style-name="P61">libibverbs-32bit-*.ppc64.rpm</text:p>
              <text:p text:style-name="P61">libibverbs-devel-*.ppc64.rpm</text:p>
              <text:p text:style-name="P61">libibverbs-devel-32bit-*.ppc64.rpm</text:p>
              <text:p text:style-name="P61">libipathverbs-*.ppc64.rpm</text:p>
              <text:p text:style-name="P61">libipathverbs-32bit-*.ppc64.rpm</text:p>
              <text:p text:style-name="P61">libmlx4-rdmav2-*.ppc64.rpm</text:p>
              <text:p text:style-name="P61">libmlx4-rdmav2-32bit-*.ppc64.rpm</text:p>
              <text:p text:style-name="P61">libmthca-rdmav2-*.ppc64.rpm</text:p>
              <text:p text:style-name="P61">libmthca-rdmav2-32bit-*.ppc64.rpm</text:p>
              <text:p text:style-name="P61">librdmacm-*.ppc64.rpm</text:p>
              <text:p text:style-name="P61">librdmacm-32bit-*.ppc64.rpm</text:p>
              <text:p text:style-name="P61">libsdp-*.ppc64.rpm</text:p>
              <text:p text:style-name="P61">libsdp-32bit-*.ppc64.rpm</text:p>
              <text:p text:style-name="P61">mpi-selector-*.ppc64.rpm</text:p>
              <text:p text:style-name="P61">mstflint-*.ppc64.rpm</text:p>
              <text:p text:style-name="P61">glibc-devel-*.ppc64.rpm</text:p>
              <text:p text:style-name="P61">glibc-devel-32bit-*.ppc64.rpm</text:p>
              <text:p text:style-name="P61">linux-kernel-headers-*.noarch.rpm</text:p>
              <text:p text:style-name="P61">kernel-default-*.ppc64.rpm</text:p>
              <text:p text:style-name="P61">kernel-default-base-*.ppc64.rpm</text:p>
              <text:p text:style-name="P61">(Note: libibverbs-devel-*.ppc64.rpm and libibverbs-devel-32bit-*.ppc64.rpm are in SLES 11 SDK ISO)</text:p>
            </table:table-cell>
          </table:table-row>
          <table:table-row>
            <table:table-cell table:style-name="表格2.A2" office:value-type="string">
              <text:p text:style-name="P64">SLES10</text:p>
            </table:table-cell>
            <table:table-cell table:style-name="表格2.B2" office:value-type="string">
              <text:p text:style-name="P61">libcxgb3-64bit-*.ppc.rpm</text:p>
              <text:p text:style-name="P61">libcxgb3-devel-*.ppc.rpm</text:p>
              <text:p text:style-name="P61">libcxgb3-devel-64bit-*.ppc.rpm</text:p>
              <text:p text:style-name="P61">libehca-*.ppc.rpm</text:p>
              <text:p text:style-name="P61">libehca-64bit-*.ppc.rpm</text:p>
              <text:p text:style-name="P61"><text:soft-page-break/>libehca-devel-*.ppc.rpm</text:p>
              <text:p text:style-name="P61">libehca-devel-64bit-*.ppc.rpm</text:p>
              <text:p text:style-name="P61">libibcm-*.ppc.rpm</text:p>
              <text:p text:style-name="P61">libibcm-64bit-*.ppc.rpm</text:p>
              <text:p text:style-name="P61">libibcm-devel-*.ppc.rpm</text:p>
              <text:p text:style-name="P61">libibcm-devel-64bit-*.ppc.rpm</text:p>
              <text:p text:style-name="P61">libibcommon-*.ppc.rpm</text:p>
              <text:p text:style-name="P61">libibcommon-64bit-*.ppc.rpm</text:p>
              <text:p text:style-name="P61">libibcommon-devel-*.ppc.rpm</text:p>
              <text:p text:style-name="P61">libibcommon-devel-64bit-*.ppc.rpm</text:p>
              <text:p text:style-name="P61">libibmad-*.ppc.rpm</text:p>
              <text:p text:style-name="P61">libibmad-64bit-*.ppc.rpm</text:p>
              <text:p text:style-name="P61">libibmad-devel-*.ppc.rpm</text:p>
              <text:p text:style-name="P61">libibmad-devel-64bit-*.ppc.rpm</text:p>
              <text:p text:style-name="P61">libibumad-*.ppc.rpm</text:p>
              <text:p text:style-name="P61">libibumad-64bit-*.ppc.rpm</text:p>
              <text:p text:style-name="P61">libibumad-devel-*.ppc.rpm</text:p>
              <text:p text:style-name="P61">libibumad-devel-64bit-*.ppc.rpm</text:p>
              <text:p text:style-name="P61">libibverbs-*.ppc.rpm</text:p>
              <text:p text:style-name="P61">libibverbs-64bit-*.ppc.rpm</text:p>
              <text:p text:style-name="P61">libibverbs-devel-*.ppc.rpm</text:p>
              <text:p text:style-name="P61">libibverbs-devel-64bit-*.ppc.rpm</text:p>
              <text:p text:style-name="P61">libipathverbs-*.ppc.rpm</text:p>
              <text:p text:style-name="P61">libipathverbs-64bit-*.ppc.rpm</text:p>
              <text:p text:style-name="P61">libipathverbs-devel-*.ppc.rpm</text:p>
              <text:p text:style-name="P61">libipathverbs-devel-64bit-*.ppc.rpm</text:p>
              <text:p text:style-name="P61">libmlx4-*.ppc.rpm</text:p>
              <text:p text:style-name="P61">libmlx4-64bit-*.ppc.rpm</text:p>
              <text:p text:style-name="P61">libmlx4-devel-*.ppc.rpm</text:p>
              <text:p text:style-name="P61">libmlx4-devel-64bit-*.ppc.rpm</text:p>
              <text:p text:style-name="P61">libmthca-*.ppc.rpm</text:p>
              <text:p text:style-name="P61">libmthca-64bit-*.ppc.rpm</text:p>
              <text:p text:style-name="P61">libmthca-devel-*.ppc.rpm</text:p>
              <text:p text:style-name="P61">libmthca-devel-64bit-*.ppc.rpm</text:p>
              <text:p text:style-name="P61">librdmacm-1.0.6-*.ppc.rpm</text:p>
              <text:p text:style-name="P61"><text:soft-page-break/>librdmacm-64bit-*.ppc.rpm</text:p>
              <text:p text:style-name="P61">librdmacm-devel-*.ppc.rpm</text:p>
              <text:p text:style-name="P61">librdmacm-devel-64bit-*.ppc.rpm</text:p>
              <text:p text:style-name="P61">libsdp-*.ppc.rpm</text:p>
              <text:p text:style-name="P61">libsdp-64bit-*.ppc.rpm</text:p>
              <text:p text:style-name="P61">libsdp-devel-*.ppc.rpm</text:p>
              <text:p text:style-name="P61">libsdp-devel-64bit-*.ppc.rpm</text:p>
              <text:p text:style-name="P61">mpi-selector-*.ppc.rpm</text:p>
              <text:p text:style-name="P61">mstflint-*.ppc.rpm</text:p>
              <text:p text:style-name="P61">mvapich2-*.ppc.rpm</text:p>
              <text:p text:style-name="P61">mvapich2-64bit-*.ppc.rpm</text:p>
              <text:p text:style-name="P61">mvapich2-devel-*.ppc.rpm</text:p>
              <text:p text:style-name="P61">mvapich2-devel-64bit-*.ppc.rpm</text:p>
              <text:p text:style-name="P61">ofed-1.3-*.ppc.rpm</text:p>
              <text:p text:style-name="P61">ofed-cxgb3-NIC-kmp-ppc64-*.ppc.rpm</text:p>
              <text:p text:style-name="P61">ofed-doc-*.ppc.rpm</text:p>
              <text:p text:style-name="P61">ofed-kmp-ppc64-*.ppc.rpm</text:p>
              <text:p text:style-name="P61">open-iscsi-*.ppc.rpm</text:p>
              <text:p text:style-name="P61">opensm-*.ppc.rpm</text:p>
              <text:p text:style-name="P61">opensm-64bit-*.ppc.rpm</text:p>
              <text:p text:style-name="P61">opensm-devel-*.ppc.rpm</text:p>
              <text:p text:style-name="P61">opensm-devel-64bit-*.ppc.rpm</text:p>
              <text:p text:style-name="P61">perftest-*.ppc.rpm</text:p>
              <text:p text:style-name="P61">qlvnictools-*.ppc.rpm</text:p>
              <text:p text:style-name="P61">rds-tools-*.ppc.rpm</text:p>
              <text:p text:style-name="P61">release-notes-as-*.ppc.rpm</text:p>
              <text:p text:style-name="P61">ruby-*.ppc.rpm</text:p>
              <text:p text:style-name="P61">sdpnetstat-*.ppc.rpm</text:p>
              <text:p text:style-name="P61">srptools-*.ppc.rpm</text:p>
              <text:p text:style-name="P61">tvflash-*.ppc.rpm</text:p>
            </table:table-cell>
          </table:table-row>
        </table:table>
        <text:p text:style-name="P24"/>
        <text:list xml:id="list33695159" text:continue-numbering="true" text:style-name="L1">
          <text:list-header>
            <text:p text:style-name="P9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4-09T13:57:35.40</dc:date>
    <meta:editing-cycles>262</meta:editing-cycles>
    <meta:editing-duration>PT39H41M54S</meta:editing-duration>
    <meta:document-statistic meta:table-count="3" meta:image-count="0" meta:object-count="0" meta:page-count="27" meta:paragraph-count="716" meta:word-count="5604" meta:character-count="40686"/>
    <meta:user-defined meta:name="Info 1"/>
    <meta:user-defined meta:name="Info 2"/>
    <meta:user-defined meta:name="Info 3"/>
    <meta:user-defined meta:name="Info 4"/>
  </office:meta>
</office:document-meta>
</file>